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0.06pt solid #000000" fo:border-bottom="0.06pt solid #000000"/>
      <style:text-properties style:font-name="Arial1" fo:font-size="9pt" fo:language="en" fo:country="US" fo:font-style="italic" officeooo:rsid="0052bede" officeooo:paragraph-rsid="0052bede" style:font-size-asian="9pt" style:font-style-asian="italic" style:font-size-complex="9pt" style:font-style-complex="italic"/>
    </style:style>
    <style:style style:name="P2" style:family="paragraph" style:parent-style-name="Footer">
      <style:paragraph-properties fo:text-align="end" style:justify-single-word="false" fo:padding="0.049cm" fo:border-left="none" fo:border-right="none" fo:border-top="0.06pt solid #000000" fo:border-bottom="0.06pt solid #000000"/>
      <style:text-properties style:font-name="Arial1" fo:font-size="8pt" fo:language="en" fo:country="US" style:font-size-asian="8pt" style:font-size-complex="8pt"/>
    </style:style>
    <style:style style:name="P3" style:family="paragraph" style:parent-style-name="Standard">
      <style:paragraph-properties fo:text-align="justify" style:justify-single-word="false"/>
      <style:text-properties style:font-name="Arial1" officeooo:paragraph-rsid="008ab0db"/>
    </style:style>
    <style:style style:name="P4" style:family="paragraph" style:parent-style-name="Standard">
      <style:paragraph-properties fo:text-align="justify" style:justify-single-word="false"/>
      <style:text-properties style:font-name="Arial1" officeooo:paragraph-rsid="008f7e44"/>
    </style:style>
    <style:style style:name="P5" style:family="paragraph" style:parent-style-name="Standard">
      <style:paragraph-properties fo:text-align="justify" style:justify-single-word="false"/>
      <style:text-properties style:font-name="Arial1" officeooo:paragraph-rsid="008fc34b"/>
    </style:style>
    <style:style style:name="P6" style:family="paragraph" style:parent-style-name="Standard">
      <style:paragraph-properties fo:text-align="justify" style:justify-single-word="false"/>
      <style:text-properties style:font-name="Arial1" officeooo:paragraph-rsid="0090e638"/>
    </style:style>
    <style:style style:name="P7" style:family="paragraph" style:parent-style-name="Standard">
      <style:text-properties style:font-name="Arial1" fo:language="en" fo:country="US" fo:font-weight="bold" style:font-weight-asian="bold" style:font-weight-complex="bold"/>
    </style:style>
    <style:style style:name="P8" style:family="paragraph" style:parent-style-name="Standard">
      <style:paragraph-properties fo:text-align="justify" style:justify-single-word="false"/>
      <style:text-properties style:font-name="Arial1" fo:language="en" fo:country="US" fo:font-weight="bold" officeooo:paragraph-rsid="008ab0db" style:font-weight-asian="bold" style:font-weight-complex="bold"/>
    </style:style>
    <style:style style:name="P9" style:family="paragraph" style:parent-style-name="Standard">
      <style:text-properties style:font-name="Arial1" fo:language="en" fo:country="US" fo:font-weight="bold" officeooo:paragraph-rsid="008f7e44" style:font-weight-asian="bold" style:font-weight-complex="bold"/>
    </style:style>
    <style:style style:name="P10" style:family="paragraph" style:parent-style-name="Standard">
      <style:text-properties style:font-name="Arial1" fo:language="en" fo:country="US" fo:font-weight="bold" officeooo:paragraph-rsid="008fc34b" style:font-weight-asian="bold" style:font-weight-complex="bold"/>
    </style:style>
    <style:style style:name="P11" style:family="paragraph" style:parent-style-name="Standard">
      <style:text-properties style:font-name="Arial1" fo:language="en" fo:country="US" fo:font-weight="bold" officeooo:paragraph-rsid="003a1581" style:font-weight-asian="bold" style:font-weight-complex="bold"/>
    </style:style>
    <style:style style:name="P12" style:family="paragraph" style:parent-style-name="Standard">
      <style:text-properties style:font-name="Arial1" fo:language="en" fo:country="US" fo:font-weight="bold" officeooo:paragraph-rsid="0090e638" style:font-weight-asian="bold" style:font-weight-complex="bold"/>
    </style:style>
    <style:style style:name="P13" style:family="paragraph" style:parent-style-name="Standard">
      <style:text-properties style:font-name="Arial1" fo:language="en" fo:country="US" fo:font-weight="bold" officeooo:rsid="0037e667" officeooo:paragraph-rsid="0090e638" style:font-weight-asian="bold" style:font-weight-complex="bold"/>
    </style:style>
    <style:style style:name="P14" style:family="paragraph" style:parent-style-name="Standard">
      <style:text-properties style:font-name="Arial1" fo:language="en" fo:country="US" fo:font-weight="bold" officeooo:rsid="0037e667" officeooo:paragraph-rsid="00477f5f" style:font-weight-asian="bold" style:font-weight-complex="bold"/>
    </style:style>
    <style:style style:name="P15" style:family="paragraph" style:parent-style-name="Standard">
      <style:text-properties style:font-name="Arial1" fo:language="en" fo:country="US" fo:font-weight="bold" officeooo:paragraph-rsid="009aea15" style:font-weight-asian="bold" style:font-weight-complex="bold"/>
    </style:style>
    <style:style style:name="P16" style:family="paragraph" style:parent-style-name="Standard">
      <style:text-properties style:font-name="Arial1" fo:language="en" fo:country="US" fo:font-weight="bold" officeooo:rsid="0011b2b1" officeooo:paragraph-rsid="0011b2b1" style:font-weight-asian="bold" style:font-weight-complex="bold"/>
    </style:style>
    <style:style style:name="P17" style:family="paragraph" style:parent-style-name="Standard">
      <style:text-properties style:font-name="Arial1" fo:language="en" fo:country="US" fo:font-weight="bold" officeooo:paragraph-rsid="00942001" style:font-weight-asian="bold" style:font-weight-complex="bold"/>
    </style:style>
    <style:style style:name="P18" style:family="paragraph" style:parent-style-name="Standard">
      <style:text-properties style:font-name="Arial1" fo:language="en" fo:country="US" officeooo:paragraph-rsid="0018ff3b"/>
    </style:style>
    <style:style style:name="P19" style:family="paragraph" style:parent-style-name="Standard">
      <style:paragraph-properties fo:text-align="justify" style:justify-single-word="false"/>
      <style:text-properties style:font-name="Arial1" fo:language="en" fo:country="US" fo:font-weight="normal" officeooo:paragraph-rsid="0017aef1" style:font-weight-asian="normal" style:font-weight-complex="normal"/>
    </style:style>
    <style:style style:name="P20" style:family="paragraph" style:parent-style-name="Standard">
      <style:paragraph-properties fo:text-align="justify" style:justify-single-word="false"/>
      <style:text-properties style:font-name="Arial1" fo:language="en" fo:country="US" fo:font-weight="normal" officeooo:paragraph-rsid="004f62d6" style:font-weight-asian="normal" style:font-weight-complex="normal"/>
    </style:style>
    <style:style style:name="P21" style:family="paragraph" style:parent-style-name="Standard">
      <style:text-properties style:font-name="Arial1" fo:language="en" fo:country="US" fo:font-weight="normal" officeooo:rsid="003a1581" officeooo:paragraph-rsid="008fc34b" style:font-weight-asian="normal" style:font-weight-complex="normal"/>
    </style:style>
    <style:style style:name="P22" style:family="paragraph" style:parent-style-name="Standard">
      <style:text-properties style:font-name="Arial1" fo:language="en" fo:country="US" fo:font-weight="normal" officeooo:rsid="0018cae8" officeooo:paragraph-rsid="0090e638" style:font-weight-asian="normal" style:font-weight-complex="normal"/>
    </style:style>
    <style:style style:name="P23" style:family="paragraph" style:parent-style-name="Standard">
      <style:text-properties style:font-name="Arial1" fo:language="en" fo:country="US" officeooo:paragraph-rsid="008d11d9"/>
    </style:style>
    <style:style style:name="P24" style:family="paragraph" style:parent-style-name="Standard">
      <style:text-properties style:font-name="Arial1" fo:language="en" fo:country="US" officeooo:paragraph-rsid="0011b2b1"/>
    </style:style>
    <style:style style:name="P25" style:family="paragraph" style:parent-style-name="Standard">
      <style:text-properties style:font-name="Arial1" fo:language="en" fo:country="US" officeooo:rsid="001cf789" officeooo:paragraph-rsid="001ea061"/>
    </style:style>
    <style:style style:name="P26" style:family="paragraph" style:parent-style-name="Standard">
      <style:paragraph-properties fo:text-align="justify" style:justify-single-word="false"/>
      <style:text-properties style:font-name="Arial1" fo:language="en" fo:country="US" officeooo:paragraph-rsid="008e0c15"/>
    </style:style>
    <style:style style:name="P27" style:family="paragraph" style:parent-style-name="Standard">
      <style:paragraph-properties fo:text-align="justify" style:justify-single-word="false"/>
      <style:text-properties style:font-name="Arial1" fo:language="en" fo:country="US" officeooo:paragraph-rsid="004f62d6"/>
    </style:style>
    <style:style style:name="P28" style:family="paragraph" style:parent-style-name="Standard">
      <style:paragraph-properties fo:text-align="justify" style:justify-single-word="false"/>
      <style:text-properties style:font-name="Arial1" fo:language="en" fo:country="US" officeooo:paragraph-rsid="008e1f86"/>
    </style:style>
    <style:style style:name="P29" style:family="paragraph" style:parent-style-name="Standard">
      <style:paragraph-properties fo:text-align="justify" style:justify-single-word="false"/>
      <style:text-properties style:font-name="Arial1" fo:language="en" fo:country="US" officeooo:paragraph-rsid="003e78cc"/>
    </style:style>
    <style:style style:name="P30" style:family="paragraph" style:parent-style-name="Standard">
      <style:paragraph-properties fo:text-align="justify" style:justify-single-word="false"/>
      <style:text-properties style:font-name="Arial1" fo:language="en" fo:country="US" officeooo:paragraph-rsid="0090e638"/>
    </style:style>
    <style:style style:name="P31" style:family="paragraph" style:parent-style-name="Standard">
      <style:paragraph-properties fo:text-align="justify" style:justify-single-word="false"/>
      <style:text-properties style:font-name="Arial1" fo:language="en" fo:country="US" officeooo:paragraph-rsid="0044e919"/>
    </style:style>
    <style:style style:name="P32" style:family="paragraph" style:parent-style-name="Standard">
      <style:paragraph-properties fo:text-align="justify" style:justify-single-word="false"/>
      <style:text-properties style:font-name="Arial1" fo:language="en" fo:country="US" officeooo:paragraph-rsid="00942001"/>
    </style:style>
    <style:style style:name="P33" style:family="paragraph" style:parent-style-name="Standard">
      <style:paragraph-properties fo:text-align="justify" style:justify-single-word="false"/>
      <style:text-properties style:font-name="Arial1" fo:language="en" fo:country="US" officeooo:paragraph-rsid="00953374"/>
    </style:style>
    <style:style style:name="P34" style:family="paragraph" style:parent-style-name="Standard">
      <style:text-properties style:font-name="Arial1" fo:language="en" fo:country="US" officeooo:paragraph-rsid="0011d259"/>
    </style:style>
    <style:style style:name="P35" style:family="paragraph" style:parent-style-name="Standard">
      <style:text-properties style:font-name="Arial1" fo:language="en" fo:country="US" officeooo:paragraph-rsid="008f7e44"/>
    </style:style>
    <style:style style:name="P36" style:family="paragraph" style:parent-style-name="Standard">
      <style:text-properties style:font-name="Arial1" fo:language="en" fo:country="US" officeooo:paragraph-rsid="008fc34b"/>
    </style:style>
    <style:style style:name="P37" style:family="paragraph" style:parent-style-name="Standard">
      <style:text-properties style:font-name="Arial1" fo:language="en" fo:country="US" officeooo:paragraph-rsid="0041e21b"/>
    </style:style>
    <style:style style:name="P38" style:family="paragraph" style:parent-style-name="Standard">
      <style:text-properties style:font-name="Arial1" fo:language="en" fo:country="US" officeooo:paragraph-rsid="0090e638"/>
    </style:style>
    <style:style style:name="P39" style:family="paragraph" style:parent-style-name="Standard">
      <style:text-properties style:font-name="Arial1" fo:language="en" fo:country="US" officeooo:rsid="0018cae8" officeooo:paragraph-rsid="0090e638"/>
    </style:style>
    <style:style style:name="P40" style:family="paragraph" style:parent-style-name="Standard">
      <style:text-properties style:font-name="Arial1" fo:language="en" fo:country="US" officeooo:rsid="002a3148" officeooo:paragraph-rsid="002a3148"/>
    </style:style>
    <style:style style:name="P41" style:family="paragraph" style:parent-style-name="Standard">
      <style:text-properties style:font-name="Arial1" fo:language="en" fo:country="US" officeooo:rsid="002a3148" officeooo:paragraph-rsid="0037e667"/>
    </style:style>
    <style:style style:name="P42" style:family="paragraph" style:parent-style-name="Standard">
      <style:paragraph-properties fo:text-align="justify" style:justify-single-word="false"/>
      <style:text-properties style:font-name="Arial1" fo:language="en" fo:country="US" officeooo:rsid="0037e667" officeooo:paragraph-rsid="0090e638"/>
    </style:style>
    <style:style style:name="P43" style:family="paragraph" style:parent-style-name="Standard">
      <style:text-properties style:font-name="Arial1" fo:language="en" fo:country="US" officeooo:paragraph-rsid="0018cae8"/>
    </style:style>
    <style:style style:name="P44" style:family="paragraph" style:parent-style-name="Standard">
      <style:text-properties style:font-name="Arial1" fo:language="en" fo:country="US" officeooo:paragraph-rsid="00113366"/>
    </style:style>
    <style:style style:name="P45" style:family="paragraph" style:parent-style-name="Standard">
      <style:paragraph-properties fo:text-align="justify" style:justify-single-word="false"/>
      <style:text-properties style:font-name="Arial1" fo:language="en" fo:country="US" officeooo:rsid="0011b2b1" officeooo:paragraph-rsid="00942001"/>
    </style:style>
    <style:style style:name="P46" style:family="paragraph" style:parent-style-name="Standard">
      <style:paragraph-properties fo:text-align="justify" style:justify-single-word="false"/>
      <style:text-properties style:font-name="Arial1" fo:language="en" fo:country="US" officeooo:rsid="00953374" officeooo:paragraph-rsid="00953374"/>
    </style:style>
    <style:style style:name="P47" style:family="paragraph" style:parent-style-name="Standard">
      <style:text-properties style:font-name="Arial1" fo:language="en" fo:country="US" officeooo:rsid="00953374" officeooo:paragraph-rsid="00953374"/>
    </style:style>
    <style:style style:name="P48" style:family="paragraph" style:parent-style-name="Standard">
      <style:text-properties style:font-name="Arial1" fo:language="en" fo:country="US" officeooo:paragraph-rsid="00953374"/>
    </style:style>
    <style:style style:name="P49" style:family="paragraph" style:parent-style-name="Standard">
      <style:paragraph-properties fo:text-align="justify" style:justify-single-word="false"/>
      <style:text-properties style:font-name="Arial1" fo:language="en" fo:country="US" officeooo:rsid="004e7b1c" officeooo:paragraph-rsid="0050e211"/>
    </style:style>
    <style:style style:name="P50" style:family="paragraph" style:parent-style-name="Standard">
      <style:paragraph-properties fo:text-align="justify" style:justify-single-word="false"/>
      <style:text-properties style:font-name="Arial1" fo:font-weight="bold" officeooo:paragraph-rsid="008c2942" style:font-weight-asian="bold" style:font-weight-complex="bold"/>
    </style:style>
    <style:style style:name="P51" style:family="paragraph" style:parent-style-name="Standard">
      <style:text-properties style:font-name="Arial1" officeooo:paragraph-rsid="008d11d9"/>
    </style:style>
    <style:style style:name="P52" style:family="paragraph" style:parent-style-name="Standard">
      <style:text-properties style:font-name="Arial1" officeooo:paragraph-rsid="00953374"/>
    </style:style>
    <style:style style:name="P53" style:family="paragraph" style:parent-style-name="Standard">
      <style:text-properties officeooo:rsid="001b00fa" officeooo:paragraph-rsid="001b00fa"/>
    </style:style>
    <style:style style:name="P54" style:family="paragraph" style:parent-style-name="Standard">
      <style:text-properties officeooo:paragraph-rsid="001cf789"/>
    </style:style>
    <style:style style:name="P55" style:family="paragraph" style:parent-style-name="Standard">
      <style:paragraph-properties fo:text-align="justify" style:justify-single-word="false"/>
      <style:text-properties officeooo:paragraph-rsid="0050e211"/>
    </style:style>
    <style:style style:name="P56" style:family="paragraph" style:parent-style-name="Standard">
      <style:paragraph-properties fo:text-align="justify" style:justify-single-word="false"/>
      <style:text-properties officeooo:paragraph-rsid="007b1cfa"/>
    </style:style>
    <style:style style:name="P57" style:family="paragraph" style:parent-style-name="Standard">
      <style:paragraph-properties fo:text-align="justify" style:justify-single-word="false"/>
      <style:text-properties officeooo:paragraph-rsid="00886518"/>
    </style:style>
    <style:style style:name="P58" style:family="paragraph" style:parent-style-name="Standard">
      <style:paragraph-properties fo:text-align="justify" style:justify-single-word="false"/>
      <style:text-properties officeooo:paragraph-rsid="008d11d9"/>
    </style:style>
    <style:style style:name="P59" style:family="paragraph" style:parent-style-name="Standard">
      <style:paragraph-properties fo:text-align="justify" style:justify-single-word="false"/>
      <style:text-properties officeooo:paragraph-rsid="008e0c15"/>
    </style:style>
    <style:style style:name="P60" style:family="paragraph" style:parent-style-name="Standard">
      <style:paragraph-properties fo:text-align="justify" style:justify-single-word="false"/>
      <style:text-properties officeooo:paragraph-rsid="009679f9"/>
    </style:style>
    <style:style style:name="P61" style:family="paragraph" style:parent-style-name="Standard">
      <style:text-properties officeooo:paragraph-rsid="0063c2ab"/>
    </style:style>
    <style:style style:name="P62" style:family="paragraph" style:parent-style-name="Standard">
      <style:text-properties officeooo:paragraph-rsid="0082dc5c"/>
    </style:style>
    <style:style style:name="P63" style:family="paragraph" style:parent-style-name="Standard">
      <style:text-properties officeooo:paragraph-rsid="008ab0db"/>
    </style:style>
    <style:style style:name="P64" style:family="paragraph" style:parent-style-name="Standard">
      <style:text-properties officeooo:paragraph-rsid="008e1f86"/>
    </style:style>
    <style:style style:name="P65" style:family="paragraph" style:parent-style-name="Standard">
      <style:text-properties officeooo:paragraph-rsid="008f7e44"/>
    </style:style>
    <style:style style:name="P66" style:family="paragraph" style:parent-style-name="Standard">
      <style:text-properties officeooo:paragraph-rsid="00942001"/>
    </style:style>
    <style:style style:name="P67" style:family="paragraph" style:parent-style-name="Standard">
      <style:text-properties officeooo:paragraph-rsid="00953374"/>
    </style:style>
    <style:style style:name="P68" style:family="paragraph" style:parent-style-name="Standard">
      <style:text-properties officeooo:paragraph-rsid="009679f9"/>
    </style:style>
    <style:style style:name="P69" style:family="paragraph" style:parent-style-name="Standard">
      <style:paragraph-properties fo:text-align="start" style:justify-single-word="false"/>
      <style:text-properties officeooo:paragraph-rsid="009679f9"/>
    </style:style>
    <style:style style:name="P70" style:family="paragraph" style:parent-style-name="Standard">
      <style:paragraph-properties fo:text-align="justify" style:justify-single-word="false"/>
      <style:text-properties fo:language="en" fo:country="US" officeooo:paragraph-rsid="003a1581"/>
    </style:style>
    <style:style style:name="P71" style:family="paragraph" style:parent-style-name="Standard">
      <style:paragraph-properties fo:text-align="justify" style:justify-single-word="false"/>
      <style:text-properties fo:language="en" fo:country="US" officeooo:paragraph-rsid="008d11d9"/>
    </style:style>
    <style:style style:name="P72" style:family="paragraph" style:parent-style-name="Standard">
      <style:paragraph-properties fo:text-align="justify" style:justify-single-word="false"/>
      <style:text-properties fo:language="en" fo:country="US" officeooo:paragraph-rsid="008e0c15"/>
    </style:style>
    <style:style style:name="P73" style:family="paragraph" style:parent-style-name="Standard">
      <style:paragraph-properties fo:text-align="justify" style:justify-single-word="false"/>
      <style:text-properties fo:language="en" fo:country="US" officeooo:paragraph-rsid="0092be58"/>
    </style:style>
    <style:style style:name="P74" style:family="paragraph" style:parent-style-name="Standard">
      <style:paragraph-properties fo:text-align="justify" style:justify-single-word="false"/>
      <style:text-properties fo:language="en" fo:country="US" officeooo:paragraph-rsid="0088ef20"/>
    </style:style>
    <style:style style:name="P75" style:family="paragraph" style:parent-style-name="Standard">
      <style:text-properties fo:language="en" fo:country="US" officeooo:paragraph-rsid="008e0c15"/>
    </style:style>
    <style:style style:name="P76" style:family="paragraph" style:parent-style-name="Standard">
      <style:paragraph-properties fo:text-align="justify" style:justify-single-word="false"/>
      <style:text-properties style:font-name="Arial1" fo:language="en" fo:country="US" officeooo:rsid="0088ef20" officeooo:paragraph-rsid="0088ef20"/>
    </style:style>
    <style:style style:name="P77" style:family="paragraph" style:parent-style-name="Standard">
      <style:text-properties style:font-name="Arial1" fo:language="en" fo:country="US" officeooo:paragraph-rsid="0011b2b1"/>
    </style:style>
    <style:style style:name="P78" style:family="paragraph" style:parent-style-name="Standard" style:list-style-name="List_20_1">
      <style:text-properties style:font-name="Arial1" fo:language="en" fo:country="US" officeooo:paragraph-rsid="008f7e44"/>
    </style:style>
    <style:style style:name="P79" style:family="paragraph" style:parent-style-name="Standard" style:list-style-name="List_20_1">
      <style:text-properties style:font-name="Arial1" fo:language="en" fo:country="US" officeooo:paragraph-rsid="008fc34b"/>
    </style:style>
    <style:style style:name="P80" style:family="paragraph" style:parent-style-name="Standard" style:list-style-name="L1">
      <style:text-properties style:font-name="Arial1" fo:language="en" fo:country="US" officeooo:paragraph-rsid="008f7e44"/>
    </style:style>
    <style:style style:name="P81" style:family="paragraph" style:parent-style-name="Standard" style:list-style-name="L1">
      <style:paragraph-properties fo:text-align="justify" style:justify-single-word="false"/>
      <style:text-properties style:font-name="Arial1" fo:language="en" fo:country="US" officeooo:paragraph-rsid="008f7e44"/>
    </style:style>
    <style:style style:name="P82" style:family="paragraph" style:parent-style-name="Standard" style:list-style-name="L2">
      <style:paragraph-properties fo:text-align="justify" style:justify-single-word="false"/>
      <style:text-properties style:font-name="Arial1" fo:language="en" fo:country="US" officeooo:paragraph-rsid="008fc34b"/>
    </style:style>
    <style:style style:name="P83" style:family="paragraph" style:parent-style-name="Standard" style:list-style-name="List_20_1">
      <style:paragraph-properties fo:text-align="justify" style:justify-single-word="false"/>
      <style:text-properties style:font-name="Arial1" fo:language="en" fo:country="US" officeooo:paragraph-rsid="008fc34b"/>
    </style:style>
    <style:style style:name="P84" style:family="paragraph" style:parent-style-name="Standard" style:list-style-name="L2">
      <style:text-properties style:font-name="Arial1" fo:language="en" fo:country="US" officeooo:paragraph-rsid="008fc34b"/>
    </style:style>
    <style:style style:name="P85" style:family="paragraph" style:parent-style-name="Standard" style:list-style-name="L2">
      <style:text-properties style:font-name="Arial1" fo:language="en" fo:country="US" officeooo:paragraph-rsid="0090e638"/>
    </style:style>
    <style:style style:name="P86" style:family="paragraph" style:parent-style-name="Standard" style:list-style-name="L2">
      <style:text-properties style:font-name="Arial1" fo:language="en" fo:country="US" officeooo:rsid="003e78cc" officeooo:paragraph-rsid="008fc34b"/>
    </style:style>
    <style:style style:name="P87" style:family="paragraph" style:parent-style-name="Standard" style:list-style-name="L2">
      <style:text-properties style:font-name="Arial1" fo:language="en" fo:country="US" fo:font-weight="bold" officeooo:rsid="0018cae8" officeooo:paragraph-rsid="0041e21b" style:font-weight-asian="bold" style:font-weight-complex="bold"/>
    </style:style>
    <style:style style:name="P88" style:family="paragraph" style:parent-style-name="Standard" style:list-style-name="List_20_1">
      <style:text-properties style:font-name="Arial1" fo:language="en" fo:country="US" officeooo:rsid="0018cae8" officeooo:paragraph-rsid="0011b2b1"/>
    </style:style>
    <style:style style:name="P89" style:family="paragraph" style:parent-style-name="Standard" style:list-style-name="L2">
      <style:text-properties style:font-name="Arial1" fo:language="en" fo:country="US" officeooo:rsid="003c8612" officeooo:paragraph-rsid="0090e638"/>
    </style:style>
    <style:style style:name="P90" style:family="paragraph" style:parent-style-name="Standard">
      <style:paragraph-properties fo:text-align="justify" style:justify-single-word="false"/>
      <style:text-properties style:font-name="Arial1" fo:language="en" fo:country="US" officeooo:rsid="009aea15" officeooo:paragraph-rsid="007e45e4"/>
    </style:style>
    <style:style style:name="P91" style:family="paragraph" style:parent-style-name="Standard" style:list-style-name="L3">
      <style:text-properties style:font-name="Arial1" fo:language="en" fo:country="US" fo:font-weight="normal" officeooo:paragraph-rsid="009aea15" style:font-weight-asian="normal" style:font-weight-complex="normal"/>
    </style:style>
    <style:style style:name="P92" style:family="paragraph" style:parent-style-name="Standard" style:list-style-name="L3">
      <style:paragraph-properties fo:text-align="justify" style:justify-single-word="false"/>
      <style:text-properties style:font-name="Arial1" fo:language="en" fo:country="US" fo:font-weight="normal" officeooo:paragraph-rsid="009aea15" style:font-weight-asian="normal" style:font-weight-complex="normal"/>
    </style:style>
    <style:style style:name="P93" style:family="paragraph" style:parent-style-name="Standard">
      <style:text-properties style:font-name="Arial1" fo:language="en" fo:country="US" officeooo:rsid="00953374"/>
    </style:style>
    <style:style style:name="P94" style:family="paragraph" style:parent-style-name="Standard" style:list-style-name="List_20_1">
      <style:text-properties style:font-name="Arial1" officeooo:paragraph-rsid="008f7e44"/>
    </style:style>
    <style:style style:name="P95" style:family="paragraph" style:parent-style-name="Standard" style:list-style-name="L2">
      <style:text-properties fo:language="en" fo:country="US" officeooo:paragraph-rsid="008fc34b"/>
    </style:style>
    <style:style style:name="P96" style:family="paragraph" style:parent-style-name="Standard" style:list-style-name="List_20_1">
      <style:text-properties fo:language="en" fo:country="US" officeooo:paragraph-rsid="008fc34b"/>
    </style:style>
    <style:style style:name="P97" style:family="paragraph" style:parent-style-name="Standard">
      <style:paragraph-properties fo:text-align="justify" style:justify-single-word="false"/>
      <style:text-properties fo:language="en" fo:country="US" officeooo:paragraph-rsid="00a0b10e"/>
    </style:style>
    <style:style style:name="T1" style:family="text">
      <style:text-properties officeooo:rsid="0062c232"/>
    </style:style>
    <style:style style:name="T2" style:family="text">
      <style:text-properties officeooo:rsid="007b1cfa"/>
    </style:style>
    <style:style style:name="T3" style:family="text">
      <style:text-properties officeooo:rsid="00886518"/>
    </style:style>
    <style:style style:name="T4" style:family="text">
      <style:text-properties officeooo:rsid="006c1fdf"/>
    </style:style>
    <style:style style:name="T5" style:family="text">
      <style:text-properties officeooo:rsid="0052bede"/>
    </style:style>
    <style:style style:name="T6" style:family="text">
      <style:text-properties fo:font-weight="bold" style:font-weight-asian="bold" style:font-weight-complex="bold"/>
    </style:style>
    <style:style style:name="T7" style:family="text">
      <style:text-properties fo:font-weight="bold" officeooo:rsid="0011b2b1" style:font-weight-asian="bold" style:font-weight-complex="bold"/>
    </style:style>
    <style:style style:name="T8" style:family="text">
      <style:text-properties fo:font-weight="bold" officeooo:rsid="0011d259" style:font-weight-asian="bold" style:font-weight-complex="bold"/>
    </style:style>
    <style:style style:name="T9" style:family="text">
      <style:text-properties fo:font-weight="bold" officeooo:rsid="0050e211" style:font-weight-asian="bold" style:font-weight-complex="bold"/>
    </style:style>
    <style:style style:name="T10" style:family="text">
      <style:text-properties fo:font-weight="bold" officeooo:rsid="00bcde87" style:font-weight-asian="bold" style:font-weight-complex="bold"/>
    </style:style>
    <style:style style:name="T11" style:family="text">
      <style:text-properties fo:font-weight="bold" officeooo:rsid="004f62d6" style:font-weight-asian="bold" style:font-weight-complex="bold"/>
    </style:style>
    <style:style style:name="T12" style:family="text">
      <style:text-properties fo:font-weight="bold" officeooo:rsid="0082307a" style:font-weight-asian="bold" style:font-weight-complex="bold"/>
    </style:style>
    <style:style style:name="T13" style:family="text">
      <style:text-properties fo:font-weight="bold" officeooo:rsid="001cf789" style:font-weight-asian="bold" style:font-weight-complex="bold"/>
    </style:style>
    <style:style style:name="T14" style:family="text">
      <style:text-properties style:font-name="Arial1"/>
    </style:style>
    <style:style style:name="T15" style:family="text">
      <style:text-properties style:font-name="Arial1" officeooo:rsid="0011d259"/>
    </style:style>
    <style:style style:name="T16" style:family="text">
      <style:text-properties style:font-name="Arial1" fo:font-weight="bold" style:font-weight-asian="bold" style:font-weight-complex="bold"/>
    </style:style>
    <style:style style:name="T17" style:family="text">
      <style:text-properties style:font-name="Arial1" fo:font-weight="bold" officeooo:rsid="0011d259" style:font-weight-asian="bold" style:font-weight-complex="bold"/>
    </style:style>
    <style:style style:name="T18" style:family="text">
      <style:text-properties style:font-name="Arial1" officeooo:rsid="003e78cc"/>
    </style:style>
    <style:style style:name="T19" style:family="text">
      <style:text-properties style:font-name="Arial1" officeooo:rsid="0050e211"/>
    </style:style>
    <style:style style:name="T20" style:family="text">
      <style:text-properties style:font-name="Arial1" fo:font-size="10pt" fo:language="en" fo:country="US" fo:font-style="italic" fo:font-weight="normal" officeooo:rsid="002885e9" style:font-size-asian="10pt" style:font-style-asian="italic" style:font-weight-asian="normal" style:font-size-complex="10pt" style:font-style-complex="italic" style:font-weight-complex="normal"/>
    </style:style>
    <style:style style:name="T21" style:family="text">
      <style:text-properties style:font-name="Arial1" fo:font-size="10pt" fo:language="en" fo:country="US" style:font-size-asian="10pt" style:font-size-complex="10pt"/>
    </style:style>
    <style:style style:name="T22" style:family="text">
      <style:text-properties style:font-name="Arial1" fo:font-size="10pt" fo:language="en" fo:country="US" officeooo:rsid="002885e9" style:font-size-asian="10pt" style:font-size-complex="10pt"/>
    </style:style>
    <style:style style:name="T23" style:family="text">
      <style:text-properties style:font-name="Arial1" fo:font-size="10pt" fo:language="en" fo:country="US" fo:font-weight="normal" officeooo:rsid="004e7b1c" style:font-size-asian="10pt" style:font-weight-asian="normal" style:font-size-complex="10pt" style:font-weight-complex="normal"/>
    </style:style>
    <style:style style:name="T24" style:family="text">
      <style:text-properties style:font-name="Arial1" fo:font-size="10pt" fo:language="en" fo:country="US" fo:font-weight="normal" officeooo:rsid="002885e9" style:font-size-asian="10pt" style:font-weight-asian="normal" style:font-size-complex="10pt" style:font-weight-complex="normal"/>
    </style:style>
    <style:style style:name="T25" style:family="text">
      <style:text-properties style:font-name="Arial1" officeooo:rsid="007e45e4"/>
    </style:style>
    <style:style style:name="T26" style:family="text">
      <style:text-properties style:font-name="Arial1" officeooo:rsid="007e5578"/>
    </style:style>
    <style:style style:name="T27" style:family="text">
      <style:text-properties style:font-name="Arial1" officeooo:rsid="0088ef20"/>
    </style:style>
    <style:style style:name="T28" style:family="text">
      <style:text-properties style:font-name="Arial1" fo:language="en" fo:country="US"/>
    </style:style>
    <style:style style:name="T29" style:family="text">
      <style:text-properties style:font-name="Arial1" fo:language="en" fo:country="US" fo:font-weight="normal" style:font-weight-asian="normal" style:font-weight-complex="normal"/>
    </style:style>
    <style:style style:name="T30" style:family="text">
      <style:text-properties style:font-name="Arial1" fo:language="en" fo:country="US" fo:font-weight="normal" officeooo:rsid="001cf789" style:font-weight-asian="normal" style:font-weight-complex="normal"/>
    </style:style>
    <style:style style:name="T31" style:family="text">
      <style:text-properties style:font-name="Arial1" fo:language="en" fo:country="US" fo:font-weight="normal" officeooo:rsid="004e7b1c" style:font-weight-asian="normal" style:font-weight-complex="normal"/>
    </style:style>
    <style:style style:name="T32" style:family="text">
      <style:text-properties style:font-name="Arial1" fo:language="en" fo:country="US" fo:font-weight="normal" officeooo:rsid="009679f9" style:font-weight-asian="normal" style:font-weight-complex="normal"/>
    </style:style>
    <style:style style:name="T33" style:family="text">
      <style:text-properties style:font-name="Arial1" fo:language="en" fo:country="US" fo:font-weight="normal" officeooo:rsid="00886518" style:font-weight-asian="normal" style:font-weight-complex="normal"/>
    </style:style>
    <style:style style:name="T34" style:family="text">
      <style:text-properties style:font-name="Arial1" fo:language="en" fo:country="US" fo:font-weight="normal" officeooo:rsid="006db1b8" style:font-weight-asian="normal" style:font-weight-complex="normal"/>
    </style:style>
    <style:style style:name="T35" style:family="text">
      <style:text-properties style:font-name="Arial1" fo:language="en" fo:country="US" fo:font-weight="normal" officeooo:rsid="005c07f3" style:font-weight-asian="normal" style:font-weight-complex="normal"/>
    </style:style>
    <style:style style:name="T36" style:family="text">
      <style:text-properties style:font-name="Arial1" fo:language="en" fo:country="US" fo:font-weight="normal" officeooo:rsid="008d11d9" style:font-weight-asian="normal" style:font-weight-complex="normal"/>
    </style:style>
    <style:style style:name="T37" style:family="text">
      <style:text-properties style:font-name="Arial1" fo:language="en" fo:country="US" fo:font-weight="normal" officeooo:rsid="00b3f0c0" style:font-weight-asian="normal" style:font-weight-complex="normal"/>
    </style:style>
    <style:style style:name="T38" style:family="text">
      <style:text-properties style:font-name="Arial1" fo:language="en" fo:country="US" fo:font-weight="normal" officeooo:rsid="008e0c15" style:font-weight-asian="normal" style:font-weight-complex="normal"/>
    </style:style>
    <style:style style:name="T39" style:family="text">
      <style:text-properties style:font-name="Arial1" fo:language="en" fo:country="US" fo:font-weight="normal" officeooo:rsid="005aa581" style:font-weight-asian="normal" style:font-weight-complex="normal"/>
    </style:style>
    <style:style style:name="T40" style:family="text">
      <style:text-properties style:font-name="Arial1" fo:language="en" fo:country="US" fo:font-weight="bold" style:font-weight-asian="bold" style:font-weight-complex="bold"/>
    </style:style>
    <style:style style:name="T41" style:family="text">
      <style:text-properties style:font-name="Arial1" fo:language="en" fo:country="US" fo:font-weight="bold" officeooo:rsid="005aa581" style:font-weight-asian="bold" style:font-weight-complex="bold"/>
    </style:style>
    <style:style style:name="T42" style:family="text">
      <style:text-properties style:font-name="Arial1" fo:language="en" fo:country="US" fo:font-weight="bold" officeooo:rsid="00886518" style:font-weight-asian="bold" style:font-weight-complex="bold"/>
    </style:style>
    <style:style style:name="T43" style:family="text">
      <style:text-properties style:font-name="Arial1" fo:language="en" fo:country="US" fo:font-weight="bold" officeooo:rsid="006bf22a" style:font-weight-asian="bold" style:font-weight-complex="bold"/>
    </style:style>
    <style:style style:name="T44" style:family="text">
      <style:text-properties style:font-name="Arial1" fo:language="en" fo:country="US" fo:font-weight="bold" officeooo:rsid="005fe254" style:font-weight-asian="bold" style:font-weight-complex="bold"/>
    </style:style>
    <style:style style:name="T45" style:family="text">
      <style:text-properties style:font-name="Arial1" fo:language="en" fo:country="US" fo:font-weight="bold" officeooo:rsid="0050e211" style:font-weight-asian="bold" style:font-weight-complex="bold"/>
    </style:style>
    <style:style style:name="T46" style:family="text">
      <style:text-properties style:font-name="Arial1" fo:language="en" fo:country="US" fo:font-weight="bold" officeooo:rsid="004f62d6" style:font-weight-asian="bold" style:font-weight-complex="bold"/>
    </style:style>
    <style:style style:name="T47" style:family="text">
      <style:text-properties style:font-name="Arial1" fo:language="en" fo:country="US" fo:font-weight="bold" officeooo:rsid="0082307a" style:font-weight-asian="bold" style:font-weight-complex="bold"/>
    </style:style>
    <style:style style:name="T48" style:family="text">
      <style:text-properties style:font-name="Arial1" fo:language="en" fo:country="US" fo:font-weight="bold" officeooo:rsid="00953374" style:font-weight-asian="bold" style:font-weight-complex="bold"/>
    </style:style>
    <style:style style:name="T49" style:family="text">
      <style:text-properties style:font-name="Arial1" fo:language="en" fo:country="US" fo:font-weight="bold" officeooo:rsid="007b1cfa" style:font-weight-asian="bold" style:font-weight-complex="bold"/>
    </style:style>
    <style:style style:name="T50" style:family="text">
      <style:text-properties style:font-name="Arial1" fo:language="en" fo:country="US" fo:font-weight="bold" officeooo:rsid="00978f5d" style:font-weight-asian="bold" style:font-weight-complex="bold"/>
    </style:style>
    <style:style style:name="T51" style:family="text">
      <style:text-properties style:font-name="Arial1" fo:language="en" fo:country="US" officeooo:rsid="004e7b1c"/>
    </style:style>
    <style:style style:name="T52" style:family="text">
      <style:text-properties style:font-name="Arial1" fo:language="en" fo:country="US" officeooo:rsid="002422cb"/>
    </style:style>
    <style:style style:name="T53" style:family="text">
      <style:text-properties style:font-name="Arial1" fo:language="en" fo:country="US" officeooo:rsid="0050e211"/>
    </style:style>
    <style:style style:name="T54" style:family="text">
      <style:text-properties style:font-name="Arial1" fo:language="en" fo:country="US" officeooo:rsid="0035581d"/>
    </style:style>
    <style:style style:name="T55" style:family="text">
      <style:text-properties style:font-name="Arial1" fo:language="en" fo:country="US" officeooo:rsid="00886518"/>
    </style:style>
    <style:style style:name="T56" style:family="text">
      <style:text-properties style:font-name="Arial1" fo:language="en" fo:country="US" officeooo:rsid="002257fc"/>
    </style:style>
    <style:style style:name="T57" style:family="text">
      <style:text-properties style:font-name="Arial1" fo:language="en" fo:country="US" officeooo:rsid="006db1b8"/>
    </style:style>
    <style:style style:name="T58" style:family="text">
      <style:text-properties style:font-name="Arial1" fo:language="en" fo:country="US" officeooo:rsid="006e704d"/>
    </style:style>
    <style:style style:name="T59" style:family="text">
      <style:text-properties style:font-name="Arial1" fo:language="en" fo:country="US" officeooo:rsid="00701280"/>
    </style:style>
    <style:style style:name="T60" style:family="text">
      <style:text-properties style:font-name="Arial1" fo:language="en" fo:country="US" officeooo:rsid="007179b4"/>
    </style:style>
    <style:style style:name="T61" style:family="text">
      <style:text-properties style:font-name="Arial1" fo:language="en" fo:country="US" officeooo:rsid="0088ef20"/>
    </style:style>
    <style:style style:name="T62" style:family="text">
      <style:text-properties style:font-name="Arial1" fo:language="en" fo:country="US" officeooo:rsid="008c2942"/>
    </style:style>
    <style:style style:name="T63" style:family="text">
      <style:text-properties style:font-name="Arial1" fo:language="en" fo:country="US" officeooo:rsid="007301f4"/>
    </style:style>
    <style:style style:name="T64" style:family="text">
      <style:text-properties style:font-name="Arial1" fo:language="en" fo:country="US" officeooo:rsid="001cf789"/>
    </style:style>
    <style:style style:name="T65" style:family="text">
      <style:text-properties style:font-name="Arial1" fo:language="en" fo:country="US" officeooo:rsid="004f62d6"/>
    </style:style>
    <style:style style:name="T66" style:family="text">
      <style:text-properties style:font-name="Arial1" fo:language="en" fo:country="US" officeooo:rsid="009679f9"/>
    </style:style>
    <style:style style:name="T67" style:family="text">
      <style:text-properties style:font-name="Arial1" fo:language="en" fo:country="US" fo:font-style="italic" fo:font-weight="bold" officeooo:rsid="0082dc5c" style:font-style-asian="italic" style:font-weight-asian="bold" style:font-style-complex="italic" style:font-weight-complex="bold"/>
    </style:style>
    <style:style style:name="T68" style:family="text">
      <style:text-properties style:font-name="Arial1" officeooo:rsid="00b3f0c0"/>
    </style:style>
    <style:style style:name="T69" style:family="text">
      <style:text-properties style:font-name="Arial1" officeooo:rsid="008fc34b"/>
    </style:style>
    <style:style style:name="T70" style:family="text">
      <style:text-properties style:font-name="Arial1" officeooo:rsid="00c1390f"/>
    </style:style>
    <style:style style:name="T71" style:family="text">
      <style:text-properties style:font-name="Arial1" officeooo:rsid="00997b96"/>
    </style:style>
    <style:style style:name="T72" style:family="text">
      <style:text-properties style:font-name="Arial1" officeooo:rsid="009aea15"/>
    </style:style>
    <style:style style:name="T73" style:family="text">
      <style:text-properties style:font-name="Arial1" officeooo:rsid="007ef1b7"/>
    </style:style>
    <style:style style:name="T74" style:family="text">
      <style:text-properties style:font-name="Arial1" officeooo:rsid="009c73b9"/>
    </style:style>
    <style:style style:name="T75" style:family="text">
      <style:text-properties style:font-name="Arial1" officeooo:rsid="0092be58"/>
    </style:style>
    <style:style style:name="T76" style:family="text">
      <style:text-properties style:font-name="Arial1" officeooo:rsid="0090e638"/>
    </style:style>
    <style:style style:name="T77" style:family="text">
      <style:text-properties style:font-name="Arial1" officeooo:rsid="009e3ec0"/>
    </style:style>
    <style:style style:name="T78" style:family="text">
      <style:text-properties officeooo:rsid="0011b2b1"/>
    </style:style>
    <style:style style:name="T79" style:family="text">
      <style:text-properties officeooo:rsid="003a1581"/>
    </style:style>
    <style:style style:name="T80" style:family="text">
      <style:text-properties officeooo:rsid="003c8612"/>
    </style:style>
    <style:style style:name="T81" style:family="text">
      <style:text-properties style:text-underline-style="none" officeooo:rsid="0018cae8"/>
    </style:style>
    <style:style style:name="T82" style:family="text">
      <style:text-properties style:text-underline-style="none" officeooo:rsid="00c4730c"/>
    </style:style>
    <style:style style:name="T83" style:family="text">
      <style:text-properties style:text-underline-style="none" officeooo:rsid="00b6dd81"/>
    </style:style>
    <style:style style:name="T84" style:family="text">
      <style:text-properties officeooo:rsid="004f62d6"/>
    </style:style>
    <style:style style:name="T85" style:family="text">
      <style:text-properties officeooo:rsid="0050e211"/>
    </style:style>
    <style:style style:name="T86" style:family="text">
      <style:text-properties officeooo:rsid="007e45e4"/>
    </style:style>
    <style:style style:name="T87" style:family="text">
      <style:text-properties officeooo:rsid="0082307a"/>
    </style:style>
    <style:style style:name="T88" style:family="text">
      <style:text-properties fo:language="en" fo:country="US"/>
    </style:style>
    <style:style style:name="T89" style:family="text">
      <style:text-properties fo:language="en" fo:country="US" fo:font-weight="bold" style:font-weight-asian="bold" style:font-weight-complex="bold"/>
    </style:style>
    <style:style style:name="T90" style:family="text">
      <style:text-properties fo:language="en" fo:country="US" fo:font-weight="bold" officeooo:rsid="005aa581" style:font-weight-asian="bold" style:font-weight-complex="bold"/>
    </style:style>
    <style:style style:name="T91" style:family="text">
      <style:text-properties fo:language="en" fo:country="US" fo:font-weight="bold" officeooo:rsid="006bf22a" style:font-weight-asian="bold" style:font-weight-complex="bold"/>
    </style:style>
    <style:style style:name="T92" style:family="text">
      <style:text-properties fo:language="en" fo:country="US" fo:font-weight="normal" style:font-weight-asian="normal" style:font-weight-complex="normal"/>
    </style:style>
    <style:style style:name="T93" style:family="text">
      <style:text-properties fo:language="en" fo:country="US" fo:font-weight="normal" officeooo:rsid="008ab0db" style:font-weight-asian="normal" style:font-weight-complex="normal"/>
    </style:style>
    <style:style style:name="T94" style:family="text">
      <style:text-properties fo:language="en" fo:country="US" fo:font-weight="normal" officeooo:rsid="0035581d" style:font-weight-asian="normal" style:font-weight-complex="normal"/>
    </style:style>
    <style:style style:name="T95" style:family="text">
      <style:text-properties fo:language="en" fo:country="US" fo:font-weight="normal" officeooo:rsid="008c2942" style:font-weight-asian="normal" style:font-weight-complex="normal"/>
    </style:style>
    <style:style style:name="T96" style:family="text">
      <style:text-properties fo:language="en" fo:country="US" fo:font-weight="normal" officeooo:rsid="0078e15c" style:font-weight-asian="normal" style:font-weight-complex="normal"/>
    </style:style>
    <style:style style:name="T97" style:family="text">
      <style:text-properties fo:language="en" fo:country="US" fo:font-weight="normal" officeooo:rsid="00113366" style:font-weight-asian="normal" style:font-weight-complex="normal"/>
    </style:style>
    <style:style style:name="T98" style:family="text">
      <style:text-properties fo:language="en" fo:country="US" fo:font-weight="normal" officeooo:rsid="008f7e44" style:font-weight-asian="normal" style:font-weight-complex="normal"/>
    </style:style>
    <style:style style:name="T99" style:family="text">
      <style:text-properties fo:language="en" fo:country="US" fo:font-weight="normal" officeooo:rsid="00bcde87" style:font-weight-asian="normal" style:font-weight-complex="normal"/>
    </style:style>
    <style:style style:name="T100" style:family="text">
      <style:text-properties fo:language="en" fo:country="US" officeooo:rsid="00113366"/>
    </style:style>
    <style:style style:name="T101" style:family="text">
      <style:text-properties fo:language="en" fo:country="US" officeooo:rsid="008c2942" fo:background-color="transparent" loext:char-shading-value="0"/>
    </style:style>
    <style:style style:name="T102" style:family="text">
      <style:text-properties fo:language="en" fo:country="US" officeooo:rsid="0078d88e" fo:background-color="transparent" loext:char-shading-value="0"/>
    </style:style>
    <style:style style:name="T103" style:family="text">
      <style:text-properties fo:language="en" fo:country="US" officeooo:rsid="00b3f0c0"/>
    </style:style>
    <style:style style:name="T104" style:family="text">
      <style:text-properties fo:language="en" fo:country="US" officeooo:rsid="00bcde87"/>
    </style:style>
    <style:style style:name="T105" style:family="text">
      <style:text-properties officeooo:rsid="00b3f0c0"/>
    </style:style>
    <style:style style:name="T106" style:family="text">
      <style:text-properties officeooo:rsid="00bcde87"/>
    </style:style>
    <style:style style:name="T107" style:family="text">
      <style:text-properties officeooo:rsid="00c3ac4b"/>
    </style:style>
    <style:style style:name="T108" style:family="text">
      <style:text-properties officeooo:rsid="00b550a9"/>
    </style:style>
    <style:style style:name="T109" style:family="text">
      <style:text-properties officeooo:rsid="00b6dd81"/>
    </style:style>
    <style:style style:name="T110" style:family="text">
      <style:text-properties officeooo:rsid="00c4730c"/>
    </style:style>
    <style:style style:name="T111" style:family="text">
      <style:text-properties officeooo:rsid="00c1390f"/>
    </style:style>
    <style:style style:name="T112" style:family="text">
      <style:text-properties officeooo:rsid="00c25790"/>
    </style:style>
    <style:style style:name="T113" style:family="text">
      <style:text-properties officeooo:rsid="00be9624"/>
    </style:style>
    <style:style style:name="T114" style:family="text">
      <style:text-properties officeooo:rsid="0090e638"/>
    </style:style>
    <style:style style:name="T115" style:family="text">
      <style:text-properties officeooo:rsid="00942001"/>
    </style:style>
    <style:style style:name="T116" style:family="text">
      <style:text-properties officeooo:rsid="00bff77b"/>
    </style:style>
    <style:style style:name="T117" style:family="text">
      <style:text-properties officeooo:rsid="00953374"/>
    </style:style>
    <style:style style:name="T118" style:family="text">
      <style:text-properties officeooo:rsid="00b87d7c"/>
    </style:style>
    <style:style style:name="T119" style:family="text">
      <style:text-properties officeooo:rsid="00bb6e1e"/>
    </style:style>
    <style:style style:name="T120" style:family="text">
      <style:text-properties officeooo:rsid="00ba15e6"/>
    </style:style>
    <style:style style:name="T121" style:family="text">
      <style:text-properties officeooo:rsid="009aea15"/>
    </style:style>
    <style:style style:name="T122" style:family="text">
      <style:text-properties officeooo:rsid="001cf789"/>
    </style:style>
    <style:style style:name="T123" style:family="text">
      <style:text-properties officeooo:rsid="009e3ec0"/>
    </style:style>
    <style:style style:name="T124" style:family="text">
      <style:text-properties officeooo:rsid="0011d259"/>
    </style:style>
    <style:style style:name="T125" style:family="text">
      <style:text-properties officeooo:rsid="0018cae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Strong_20_Emphasis"><text:span text:style-name="T41">MAPOD4D </text:span></text:span><text:span text:style-name="Strong_20_Emphasis"><text:span text:style-name="T42">User License</text:span></text:span><text:span text:style-name="Strong_20_Emphasis"><text:span text:style-name="T52"> </text:span></text:span><text:span text:style-name="Strong_20_Emphasis"><text:span text:style-name="T51">version 0.1</text:span></text:span></text:p>
      <text:p text:style-name="P55"><text:span text:style-name="Strong_20_Emphasis"><text:span text:style-name="T53"/></text:span></text:p>
      <text:p text:style-name="P57"><text:span text:style-name="Strong_20_Emphasis"><text:span text:style-name="T53">1. Premises</text:span></text:span></text:p>
      <text:p text:style-name="P57"><text:span text:style-name="T54">This license defines the rights granted by the author or by the licensee in reference to the work of authorship </text:span><text:span text:style-name="T55">called</text:span><text:span text:style-name="T56"> </text:span><text:span text:style-name="Strong_20_Emphasis"><text:span text:style-name="T41">MAPOD4D </text:span></text:span><text:span text:style-name="Strong_20_Emphasis"><text:span text:style-name="T43">version 1.X.X.X</text:span></text:span><text:span text:style-name="Strong_20_Emphasis"><text:span text:style-name="T44">,</text:span></text:span><text:span text:style-name="Strong_20_Emphasis"><text:span text:style-name="T41"> </text:span></text:span><text:span text:style-name="Strong_20_Emphasis"><text:span text:style-name="T33">formed by the following elements </text:span></text:span><text:span text:style-name="T34">:</text:span><text:span text:style-name="T57"> </text:span><text:span text:style-name="T58">MAPOD4D core v1 (</text:span><text:span text:style-name="T55">also called</text:span><text:span text:style-name="T58"> MAPOD4D c1), </text:span><text:span text:style-name="T59">MAPOD4D content (</text:span><text:span text:style-name="T55">dedicated development of the metaverse for a </text:span><text:span text:style-name="T60">specific </text:span><text:span text:style-name="T55">topic or subject</text:span><text:span text:style-name="T59">), </text:span><text:span text:style-name="T60">MAPOD4D hardware (</text:span><text:span text:style-name="T55">set of original design models, </text:span><text:span text:style-name="T60">software </text:span><text:span text:style-name="T61">and data </text:span><text:span text:style-name="T62">digitalization</text:span><text:span text:style-name="T61"> systems</text:span><text:span text:style-name="T60">), </text:span><text:span text:style-name="T63">MAPOD4D storage (</text:span><text:span text:style-name="T61">memorizes and elaborates high resolution data</text:span><text:span text:style-name="T63">)</text:span><text:span text:style-name="Strong_20_Emphasis"><text:span text:style-name="T35">. </text:span></text:span></text:p>
      <text:p text:style-name="P76"/>
      <text:p text:style-name="P74"><text:span text:style-name="T27">T</text:span><text:span text:style-name="T19">he Licensee agrees to observe and apply any conditions defined within this license, including points 9, 10, 16, 17, 18, 19, 20, </text:span><text:span text:style-name="T27">21</text:span><text:span text:style-name="T19">. Violation of this license automatically invalidates all rights granted to </text:span><text:span text:style-name="T71">the </text:span><text:span text:style-name="T19">Licensee.</text:span></text:p>
      <text:p text:style-name="P18"/>
      <text:p text:style-name="P63"><text:span text:style-name="Strong_20_Emphasis"><text:span text:style-name="T45">2</text:span></text:span><text:span text:style-name="Strong_20_Emphasis"><text:span text:style-name="T28">. Definitions</text:span></text:span></text:p>
      <text:p text:style-name="P3"><text:span text:style-name="Strong_20_Emphasis"><text:span text:style-name="T89"/></text:span></text:p>
      <text:p text:style-name="P3"><text:span text:style-name="Strong_20_Emphasis"><text:span text:style-name="T89">Copyright :</text:span></text:span><text:span text:style-name="Strong_20_Emphasis"><text:span text:style-name="T92"> the legal institution which aims to protect the results of intellectual activity of creative nature (new and original works), by recognizing moral and patrimonial/economical rights to the original author of the work. <text:s/>Copyright applies to visual arts, architecture, theater, cinematography, computer programs and databases.</text:span></text:span></text:p>
      <text:p text:style-name="P8"/>
      <text:p text:style-name="P3"><text:span text:style-name="T89">Work :</text:span><text:span text:style-name="T92"> the work of authorship subject to copyright </text:span><text:span text:style-name="T95">and protected in Italy by law 633/41</text:span><text:span text:style-name="T92">, whose authorship and copyright are held by the author, released under the terms and conditions of this License, </text:span><text:span text:style-name="T93">called </text:span><text:span text:style-name="T94">“</text:span><text:span text:style-name="Strong_20_Emphasis"><text:span text:style-name="T90">MAPOD4D </text:span></text:span><text:span text:style-name="Strong_20_Emphasis"><text:span text:style-name="T91">version 1.X.X.X</text:span></text:span><text:span text:style-name="T94">”</text:span><text:span text:style-name="T92"> and also called "</text:span><text:span text:style-name="T93">platform</text:span><text:span text:style-name="T92">" </text:span><text:span text:style-name="T93">and “framework”</text:span><text:span text:style-name="T92">.</text:span></text:p>
      <text:p text:style-name="P53"><text:span text:style-name="Strong_20_Emphasis"><text:span text:style-name="T28"/></text:span></text:p>
      <text:p text:style-name="P50"><text:span text:style-name="T101">Platform </text:span><text:span text:style-name="T88">: </text:span><text:span text:style-name="T92">the work of authorship subject to copyright </text:span><text:span text:style-name="T95">and protected in Italy by law 633/41 </text:span><text:span text:style-name="T92">, whose authorship and copyright are held by the author, released under the terms and conditions of this License, </text:span><text:span text:style-name="T93">called </text:span><text:span text:style-name="T94">“</text:span><text:span text:style-name="Strong_20_Emphasis"><text:span text:style-name="T90">MAPOD4D </text:span></text:span><text:span text:style-name="Strong_20_Emphasis"><text:span text:style-name="T91">version 1.X.X.X</text:span></text:span><text:span text:style-name="T94">”</text:span><text:span text:style-name="T92"> and also called "</text:span><text:span text:style-name="T95">work</text:span><text:span text:style-name="T92">" </text:span><text:span text:style-name="T93">and “framework”</text:span><text:span text:style-name="T92">.</text:span></text:p>
      <text:p text:style-name="P19"/>
      <text:p text:style-name="P50"><text:span text:style-name="T102">Framework</text:span><text:span text:style-name="T88">:</text:span><text:span text:style-name="T92"> </text:span><text:span text:style-name="T95">the instrument usable to create a </text:span><text:span text:style-name="T96">metavers</text:span><text:span text:style-name="T95">e</text:span><text:span text:style-name="T96"> MAPOD4D, subject to copyright </text:span><text:span text:style-name="T95">and protected in Italy by law 633/41</text:span><text:span text:style-name="T96">, whose authorship and copyright are held by the author, released under the terms and conditions of this License, </text:span><text:span text:style-name="T93">called </text:span><text:span text:style-name="T94">“</text:span><text:span text:style-name="Strong_20_Emphasis"><text:span text:style-name="T90">MAPOD4D </text:span></text:span><text:span text:style-name="Strong_20_Emphasis"><text:span text:style-name="T91">version 1.X.X.X</text:span></text:span><text:span text:style-name="T94">”</text:span><text:span text:style-name="T96"> and also called "</text:span><text:span text:style-name="T95">work</text:span><text:span text:style-name="T96">" </text:span><text:span text:style-name="T93">and “</text:span><text:span text:style-name="T95">platform</text:span><text:span text:style-name="T93">”</text:span><text:span text:style-name="T96">.</text:span></text:p>
      <text:p text:style-name="P70"><text:span text:style-name="T14"><text:line-break/></text:span><text:span text:style-name="T16">Communication :</text:span><text:span text:style-name="T14"> the spread, by a mean of diffusion, that allows the work to be sent to the public or made available to the public so that everyone can independently have access to it, even if the recipient is a single subject.</text:span></text:p>
      <text:p text:style-name="P71"><text:span text:style-name="T14"><text:line-break/></text:span><text:span text:style-name="T16">Distribution :</text:span><text:span text:style-name="T14"> the act of placing on the market, or in circulation, or of making available to the public, by any means or support and for any reason, the work or copies of it, even if the recipient is a single subject.</text:span></text:p>
      <text:p text:style-name="P24"/>
      <text:p text:style-name="P23"><text:span text:style-name="T6">Source Code :</text:span> the form of the work preferred for making modifications. </text:p>
      <text:p text:style-name="P24"/>
      <text:p text:style-name="P51"><text:span text:style-name="Strong_20_Emphasis"><text:span text:style-name="T88">Object code : <text:s/></text:span></text:span><text:span text:style-name="Strong_20_Emphasis"><text:span text:style-name="T92">any non-source form of a work. </text:span></text:span></text:p>
      <text:p text:style-name="P54"><text:span text:style-name="Strong_20_Emphasis"><text:span text:style-name="T28"/></text:span></text:p>
      <text:p text:style-name="P58"><text:span text:style-name="Strong_20_Emphasis"><text:span text:style-name="T64">Author of the original work : </text:span></text:span><text:span text:style-name="Strong_20_Emphasis"><text:span text:style-name="T30">the creator of the original work of authorship, first copyright owner, </text:span></text:span><text:span text:style-name="Strong_20_Emphasis"><text:span text:style-name="T36">author as to Italian law 633/41, </text:span></text:span><text:span text:style-name="Strong_20_Emphasis"><text:span text:style-name="T30">who has the non-transferable paternity right of the original work and who can dispose of the pertinent economic exploitation rights and related rights. </text:span></text:span></text:p>
      <text:p text:style-name="P54"><text:span text:style-name="Strong_20_Emphasis"><text:span text:style-name="T30"/></text:span></text:p>
      <text:p text:style-name="P59"><text:span text:style-name="Strong_20_Emphasis"><text:span text:style-name="T64">Author of modifications to the original work : </text:span></text:span><text:span text:style-name="Strong_20_Emphasis"><text:span text:style-name="T30">the creator of modifications to the original Work of authorship, who has the non-transferable paternity right of the modification created. Being the creation a modification of an existing work, the author of the <text:s/>modification will not hold economic exploitation rights and related rights on the resulting work, based on or derivation of the original work.</text:span></text:span></text:p>
      <text:p text:style-name="P59"><text:span text:style-name="Strong_20_Emphasis"><text:span text:style-name="T40">Licensor</text:span></text:span><text:span text:style-name="Strong_20_Emphasis"><text:span text:style-name="T28"> : </text:span></text:span><text:span text:style-name="Strong_20_Emphasis"><text:span text:style-name="T29">the copyright owner, or </text:span></text:span><text:span text:style-name="Strong_20_Emphasis"><text:span text:style-name="T37">the </text:span></text:span><text:span text:style-name="Strong_20_Emphasis"><text:span text:style-name="T29">entity authorized by the copyright owner, that is granting the License. </text:span></text:span><text:span text:style-name="Strong_20_Emphasis"><text:span text:style-name="T38">The author of the original work is the first licensor of the original work.</text:span></text:span></text:p>
      <text:p text:style-name="P25"/>
      <text:p text:style-name="P26"><text:span text:style-name="T13">Licensee :</text:span><text:span text:style-name="T122"> an individual or Legal Entity exercising permissions granted by this License. If you receive the work </text:span><text:span text:style-name="T105">covered by this license</text:span><text:span text:style-name="T122">, you are the licensee.</text:span></text:p>
      <text:p text:style-name="P27"/>
      <text:p text:style-name="P26"><text:span text:style-name="T8">Modification </text:span><text:span text:style-name="T124">: the modification of the work which results in a work derived from the original or based on the original.</text:span></text:p>
      <text:p text:style-name="P75"><text:soft-page-break/><text:span text:style-name="T14"><text:line-break/></text:span><text:span text:style-name="T17">Derivative Works :</text:span><text:span text:style-name="T15"> any work, whether in Source or Object form, that is based on or derived from </text:span><text:span text:style-name="T68">the</text:span><text:span text:style-name="T15"> Original Work. </text:span></text:p>
      <text:p text:style-name="P72"><text:span text:style-name="T14"><text:line-break/></text:span><text:span text:style-name="T16">Technological protection measures :</text:span><text:span text:style-name="T14"> all technologies, devices or components, intended to prevent or limit the exercise of the rights included in this license.</text:span></text:p>
      <text:p text:style-name="P72"><text:span text:style-name="T14"><text:line-break/></text:span><text:span text:style-name="T16">Reproduction:</text:span><text:span text:style-name="T14"> the creation of copies (direct or indirect, temporary or permanent, partial or total) of the Work, in any way or form.</text:span></text:p>
      <text:p text:style-name="P27"/>
      <text:p text:style-name="P64"><text:span text:style-name="Strong_20_Emphasis"><text:span text:style-name="T45">3</text:span></text:span><text:span text:style-name="Strong_20_Emphasis"><text:span text:style-name="T28">. </text:span></text:span><text:span text:style-name="Strong_20_Emphasis"><text:span text:style-name="T40">Time limit </text:span></text:span></text:p>
      <text:p text:style-name="P28">All rights granted by this License are perpetual and irrevocable provided that the conditions are respected. </text:p>
      <text:p text:style-name="P34"/>
      <text:p text:style-name="P35"><text:span text:style-name="T9">4</text:span><text:span text:style-name="T6">. </text:span><text:span text:style-name="T8">Rights granted to the licensee in private use</text:span></text:p>
      <text:p text:style-name="P4"><text:span text:style-name="T88">You, as licensee, are  granted a royalty-free, non-exclusive license to use the work in private, in source code form or <text:s/>in </text:span><text:span text:style-name="Strong_20_Emphasis"><text:span text:style-name="T92">any non-source form</text:span></text:span><text:span text:style-name="Strong_20_Emphasis"><text:span text:style-name="T88">.</text:span></text:span></text:p>
      <text:p text:style-name="P34"/>
      <text:p text:style-name="P35"><text:span text:style-name="T9">5</text:span><text:span text:style-name="T6">. Rights granted to the licensee in non-private use</text:span></text:p>
      <text:p text:style-name="P4"><text:span text:style-name="T100">You, as licensee, are  granted a royalty-free, non-exclusive license to use the work in public and to let third parties use it (without the </text:span><text:span text:style-name="T103">creation, </text:span><text:span text:style-name="T104">communication</text:span><text:span text:style-name="T103"> or </text:span><text:span text:style-name="T100">distribution of copies)</text:span><text:span text:style-name="Strong_20_Emphasis"><text:span text:style-name="T100">, </text:span></text:span><text:span text:style-name="Strong_20_Emphasis"><text:span text:style-name="T97">provided that you :</text:span></text:span></text:p>
      <text:p text:style-name="P65"><text:span text:style-name="Strong_20_Emphasis"><text:span text:style-name="T28"/></text:span></text:p>
      <text:list xml:id="list1735540760" text:style-name="List_20_1">
        <text:list-item>
          <text:p text:style-name="P78">inform the public or the third parties <text:span text:style-name="T106">of</text:span> the content of the "note on the authorship of the work and copyright" </text:p>
        </text:list-item>
        <text:list-item>
          <text:p text:style-name="P78">do not cancel or modify the notes regarding <text:bookmark text:name="disclaimer-of-warranty"/><text:span text:style-name="T106">the </text:span>Disclaimer of Warranty and <text:span text:style-name="T106">t</text:span><text:span text:style-name="T107">h</text:span><text:span text:style-name="T106">e</text:span> <text:bookmark text:name="limitation-of-liability"/>Limitation of Liability</text:p>
        </text:list-item>
        <text:list-item>
          <text:p text:style-name="P94"><text:span text:style-name="Strong_20_Emphasis"><text:span text:style-name="T97">let the public and the third parties access this license when they use or see you using the </text:span></text:span><text:span text:style-name="Strong_20_Emphasis"><text:span text:style-name="T98">work</text:span></text:span><text:span text:style-name="Strong_20_Emphasis"><text:span text:style-name="T97"> </text:span></text:span><text:span text:style-name="T88"><text:line-break/></text:span></text:p>
        </text:list-item>
      </text:list>
      <text:p text:style-name="P9"><text:span text:style-name="T85">6</text:span><text:span text:style-name="T79">.</text:span> Distribution of <text:span text:style-name="T106">Identical</text:span> Copies in source code form. </text:p>
      <text:p text:style-name="P35">You, as licensee, may <text:span text:style-name="T106">communicate <text:s/>or </text:span>distribute <text:span text:style-name="T106">identical</text:span> copies of the original work’s source code as you receive it, in any medium, provided that you :</text:p>
      <text:p text:style-name="P35"/>
      <text:list text:style-name="L1">
        <text:list-item>
          <text:p text:style-name="P80">do not charge any price or cost for each copy that you convey, you are not allowed to ask for any kind of payment </text:p>
        </text:list-item>
        <text:list-item>
          <text:p text:style-name="P80">make sure that every copy is accompanied by the "note on the authorship of the work and copyright" <text:s/></text:p>
        </text:list-item>
        <text:list-item>
          <text:p text:style-name="P80">keep intact all notices <text:span text:style-name="T108">concerning </text:span>the absence of any warranty <text:span text:style-name="T108">and the limitation of liability</text:span></text:p>
        </text:list-item>
        <text:list-item>
          <text:p text:style-name="P80">give all recipients a copy of this License </text:p>
        </text:list-item>
        <text:list-item>
          <text:p text:style-name="P81"><text:bookmark text:name="tw-target-text10"/>release the entire work, as a whole, under this License to anyone who comes into possession of a copy of it, in any form. This License will therefore apply to the work as a whole, to all of its parts, regardless of how they are packaged. This License denies permission to license the work in any other way. The recipient of the work, assuming the role of Licensee, will be subject to the terms and conditions of this license.</text:p>
        </text:list-item>
      </text:list>
      <text:p text:style-name="P7"/>
      <text:p text:style-name="P36"><text:span text:style-name="T9">7</text:span><text:span text:style-name="T7">. Distribution of </text:span><text:span text:style-name="T10">Identical</text:span><text:span text:style-name="T7"> Copies in non-source form. </text:span></text:p>
      <text:p text:style-name="P5"><text:span text:style-name="T88">You, as licensee, may </text:span><text:span text:style-name="T104">communicate <text:s/>or </text:span><text:span text:style-name="T88">distribute </text:span><text:span text:style-name="T104">identical</text:span><text:span text:style-name="T88"> copies of the original work in any </text:span><text:span text:style-name="Strong_20_Emphasis"><text:span text:style-name="T92">non-source form</text:span></text:span><text:span text:style-name="T92"> as</text:span><text:span text:style-name="T88"> you receive it, in any medium, provided that :</text:span></text:p>
      <text:p text:style-name="P37"/>
      <text:list xml:id="list1242974552" text:style-name="L2">
        <text:list-item>
          <text:p text:style-name="P95"><text:span text:style-name="T18">you may charge any price or no price for each copy that you convey, </text:span><text:span text:style-name="T69">as refund for the costs you bare</text:span></text:p>
        </text:list-item>
        <text:list-item>
          <text:p text:style-name="P86">there’s no obligation to distribute the source code together with the application in non-source form, even if you received both</text:p>
        </text:list-item>
        <text:list-item>
          <text:p text:style-name="P84">every copy is accompanied by the "note on the authorship of the work and copyright" <text:s/></text:p>
        </text:list-item>
        <text:list-item>
          <text:p text:style-name="P84"><text:span text:style-name="T109">you </text:span>keep intact all notices <text:span text:style-name="T108">concerning </text:span>the absence of any warranty <text:span text:style-name="T108">and the limitation of liability</text:span></text:p>
        </text:list-item>
        <text:list-item>
          <text:p text:style-name="P84"><text:span text:style-name="T109">you </text:span><text:span text:style-name="T80">give all recipients a copy of this License </text:span></text:p>
        </text:list-item>
        <text:list-item>
          <text:p text:style-name="P82"><text:span text:style-name="T109">you </text:span><text:span text:style-name="T125">distribute the work under this License to anyone who comes into possession of a copy of it, in any form. This License will therefore apply to the work as a whole, to all of its parts, regardless of how they are packaged. This License denies permission to license the work in any other way. The recipient of the work, assuming the role of Licensee, will be subject to the terms and conditions of this license.</text:span></text:p>
          <text:p text:style-name="P87"/>
        </text:list-item>
      </text:list>
      <text:p text:style-name="P10"><text:span text:style-name="T85">8</text:span>. Right to modify the original source code</text:p>
      <text:p text:style-name="P21"><text:soft-page-break/>You, as licensee, are authorized to modify the original source code of the work, obtaining a derivative work or a work based on the original.</text:p>
      <text:p text:style-name="P11"/>
      <text:p text:style-name="P10"><text:span text:style-name="T85">9</text:span>. Distribution of the modified source code</text:p>
      <text:p text:style-name="P5"><text:span text:style-name="T88">You, as licensee, may </text:span><text:span text:style-name="T104">communicate or </text:span><text:span text:style-name="T88">distribute modified copies of th</text:span><text:span text:style-name="T92">e </text:span><text:span text:style-name="Strong_20_Emphasis"><text:span text:style-name="T92">source code of the original work </text:span></text:span><text:span text:style-name="T88">in any medium, to the public, to third parties or to a single receiver, provided that you :</text:span></text:p>
      <text:p text:style-name="P24"/>
      <text:list xml:id="list164445553176073" text:continue-list="list1735540760" text:style-name="List_20_1">
        <text:list-item>
          <text:p text:style-name="P79">do not charge any price or cost, you are not allowed to ask for any kind of payment <text:s/>for the distribution or communication of the modified work <text:span text:style-name="T111">in source form</text:span></text:p>
        </text:list-item>
        <text:list-item>
          <text:p text:style-name="P96"><text:span text:style-name="T14">give to any receiver </text:span><text:span text:style-name="T70">written </text:span><text:span text:style-name="T14">information to clarify that the original work has been modified, </text:span><text:bookmark text:name="tw-target-text16"/><text:span text:style-name="T14">specifying the date and the author of the modification</text:span></text:p>
        </text:list-item>
        <text:list-item>
          <text:p text:style-name="P79">make sure that every copy is accompanied by the "note on the authorship of the work and copyright" concerning the original work</text:p>
        </text:list-item>
        <text:list-item>
          <text:p text:style-name="P79">keep intact all notices <text:span text:style-name="T108">concerning </text:span>the absence of any warranty <text:span text:style-name="T108">and the limitation of liability</text:span></text:p>
        </text:list-item>
        <text:list-item>
          <text:p text:style-name="P79">give all recipients a copy of this License </text:p>
        </text:list-item>
        <text:list-item>
          <text:p text:style-name="P79">release the modified source code under this license and give it to anyone who asks for it.</text:p>
        </text:list-item>
        <text:list-item>
          <text:p text:style-name="P83">This license will apply to the modified source code, distributed <text:span text:style-name="T110">to the public</text:span> or given to a single receiver, and to the entire work, as a whole, in any form, including all of its parts, regardless of how they are packaged. This License denies permission to license the work in any other way. The recipient of the work, assuming the role of Licensee, will be subject to the terms and conditions of this license.</text:p>
          <text:p text:style-name="P88"/>
        </text:list-item>
      </text:list>
      <text:p text:style-name="P38"><text:span text:style-name="T9">10</text:span><text:span text:style-name="T7">. Distribution of the modified work in non-source form</text:span></text:p>
      <text:p text:style-name="P6"><text:span text:style-name="T92">You, as licensee, may </text:span><text:span text:style-name="T99">communicate <text:s/>or </text:span><text:span text:style-name="T92">distribute modified copies of the work (obtained modifying the </text:span><text:span text:style-name="Strong_20_Emphasis"><text:span text:style-name="T92">source code of the original work) in any non-source form, </text:span></text:span><text:span text:style-name="T92">in any medium, to the public, to third parties or to a </text:span><text:span text:style-name="T88">single receiver, provided that you :</text:span></text:p>
      <text:p text:style-name="P29"/>
      <text:list xml:id="list164445586422415" text:continue-list="list1242974552" text:style-name="L2">
        <text:list-item>
          <text:p text:style-name="P85">do not charge any price or cost, you are not allowed to ask for any kind of payment for the distribution or communication of the modified work <text:span text:style-name="T111">in non-source form</text:span></text:p>
        </text:list-item>
        <text:list-item>
          <text:p text:style-name="P85">give to any receiver the modified source code together with the modified work in non-source form, <text:span text:style-name="T111">applying the provisions of point 9</text:span></text:p>
        </text:list-item>
        <text:list-item>
          <text:p text:style-name="P85">do not charge any price or cost for the distribution or communication of the modified source code, you are not allowed to ask for any kind of payment </text:p>
        </text:list-item>
        <text:list-item>
          <text:p text:style-name="P85">make the modified work in non-source form and the modified source code available at no cost for everyone who ask for it</text:p>
        </text:list-item>
        <text:list-item>
          <text:p text:style-name="P85">give to any receiver <text:span text:style-name="T112">written </text:span>information to clarify that the original work has been modified, <text:span text:style-name="T109">specifying </text:span>the date and the author of the modification</text:p>
        </text:list-item>
        <text:list-item>
          <text:p text:style-name="P85">make sure that every copy is accompanied by the "note on the authorship of the work and copyright" concerning the original work</text:p>
        </text:list-item>
        <text:list-item>
          <text:p text:style-name="P85">keep intact all notices <text:span text:style-name="T108">concerning </text:span>the absence of any warranty <text:span text:style-name="T108">and the limitation of liability</text:span></text:p>
        </text:list-item>
        <text:list-item>
          <text:p text:style-name="P85">give all recipients a copy of this License </text:p>
        </text:list-item>
        <text:list-item>
          <text:p text:style-name="P85">release the modified work (in non-source form) under this license.</text:p>
        </text:list-item>
        <text:list-item>
          <text:p text:style-name="P89"><text:span text:style-name="T81">This license will apply to the modified work, distributed </text:span><text:span text:style-name="T82">to the public </text:span><text:span text:style-name="T81">or given to a single receiver in non-</text:span><text:span text:style-name="T83">s</text:span><text:span text:style-name="T81">ource form, and to the entire work, as a whole, in any form, including all of its parts, regardless of how they are packaged. This License denies permission to license the work in any other way. The recipient of the work, assuming the role of Licensee, will be subject to the terms and conditions of this license.</text:span></text:p>
        </text:list-item>
      </text:list>
      <text:p text:style-name="P40"/>
      <text:p text:style-name="P12"><text:span text:style-name="T84">1</text:span><text:span text:style-name="T85">1</text:span>. Portions of Code or Third Party Libraries</text:p>
      <text:p text:style-name="P30">If the work includes libraries or portions of third-party code, these elements will be subject to their own license, which the Licensee undertakes to verify before distributing or communicating such elements separately from the work or included in a modified work. The Licensee has the responsibility to be compliant with these licenses.</text:p>
      <text:p text:style-name="P31"/>
      <text:p text:style-name="P13"><text:span text:style-name="T84">1</text:span><text:span text:style-name="T85">2</text:span>. Digital content displayed within the application or through it</text:p>
      <text:p text:style-name="P42">The digital content<text:span text:style-name="T113">s</text:span> displayed within the application or that the work shows, or that can be accessed through the work, <text:span text:style-name="T113">are</text:span> provided by the respective copyright holders for the sole purpose of being viewed within the work or through it. It is not allowed to extract them and / or make a different use of them.</text:p>
      <text:p text:style-name="P41"/>
      <text:p text:style-name="P14"><text:soft-page-break/><text:span text:style-name="T84">1</text:span><text:span text:style-name="T87">3</text:span>. <text:span text:style-name="T121">Guidelines for the correct use of the work</text:span></text:p>
      <text:p text:style-name="P97"><text:span text:style-name="T72">The Licensee who uses the work, in any form, to develop works deriv</text:span><text:span text:style-name="T77">ed</text:span><text:span text:style-name="T72"> from or based on the original work or who uses the original work and add contents, </text:span><text:span text:style-name="T14">have the obligation </text:span><text:span text:style-name="T72">to </text:span><text:span text:style-name="T25">respect the guidelines in the version in force at </text:span><text:span text:style-name="T74">t</text:span><text:span text:style-name="T72">he time the work is used</text:span><text:span text:style-name="T25">.</text:span><text:span text:style-name="T26"> </text:span><text:span text:style-name="T72">The Guidelines are published at </text:span><text:a xlink:type="simple" xlink:href="https://github.com/mapod4d/docs/blob/master/mapod4d_guidelines_lineeguida.pdf" text:style-name="Internet_20_link" text:visited-style-name="Visited_20_Internet_20_Link"><text:span text:style-name="T73">https://github.com/mapod4d/docs/blob/master/mapod4d_guidelines_lineeguida.pdf</text:span></text:a></text:p>
      <text:p text:style-name="P90">In any case :</text:p>
      <text:list text:style-name="L3">
        <text:list-item>
          <text:p text:style-name="P91">the use of NFT within each work <text:span text:style-name="T121">related to MAPOD4D </text:span>(MAPOD4D, derivative works or works based on it) is not allowed </text:p>
        </text:list-item>
        <text:list-item>
          <text:p text:style-name="P91">It is not allowed to use the work (MAPOD4D, derivative or works based on it, parts of it) for the creation of NFT. </text:p>
        </text:list-item>
        <text:list-item>
          <text:p text:style-name="P92"><text:span text:style-name="T86">It is not allowed to make the work (MAPOD4D, derivative works or works based on it, parts of it) appear in NFT. </text:span></text:p>
        </text:list-item>
      </text:list>
      <text:p text:style-name="P15"/>
      <text:p text:style-name="P39"><text:span text:style-name="T11">1</text:span><text:span text:style-name="T12">4</text:span><text:span text:style-name="T6">. Other rights </text:span></text:p>
      <text:p text:style-name="P22"><text:bookmark text:name="tw-target-text13"/>Any right not specifically expressed in this license is not granted to the licensee.</text:p>
      <text:p text:style-name="P43"/>
      <text:p text:style-name="P16"><text:span text:style-name="T84">1</text:span><text:span text:style-name="T87">5</text:span>. Aggregat<text:span text:style-name="T114">es</text:span></text:p>
      <text:p text:style-name="P73"><text:span text:style-name="T14">The distribution of the work covered by this License together with other separate and independent works, which are not by nature extensions of the covered work, and which are not combined with it to form another larger program, within or on the same medium of long-term storage or distribution is simply called "aggregate" if the collection and its license terms are not used to limit the access or rights of users of the collection beyond what each individual program permits. The inclusion of the work covered by this License in an aggregate does not imply the application of this License to the other parts of the aggregate or the application of licenses other than this one to the work itself. The Licensee must make the name of the work clear to the recipients of the aggregate (or the medium containing it) and </text:span><text:span text:style-name="T75">show a note clarifying </text:span><text:span text:style-name="T14">that, in the event of commercialization, a </text:span><text:span text:style-name="T75">payment</text:span><text:span text:style-name="T14"> may be requested only to cover the costs incurred and never for the distributed work</text:span><text:span text:style-name="T76">.</text:span></text:p>
      <text:p text:style-name="P44"/>
      <text:p text:style-name="P17"><text:span text:style-name="T84">1</text:span><text:span text:style-name="T87">6</text:span><text:span text:style-name="T78">. Disclaimer of Warranty</text:span></text:p>
      <text:p text:style-name="P45">The Work is provided on an "AS IS" basis, without warranties or conditions of any kind, either express or implied, concerning every feature of the work, its functionalities, or fitness for a particular purpose. You, as licensee, assume <text:s/>the entire risk as to the quality and performance o<text:span text:style-name="T123">f</text:span> the work. Should the work prove defective, you as licensee assume the cost of all necessary servicing, repair or correction, modification or adaptation.</text:p>
      <text:p text:style-name="P44"/>
      <text:p text:style-name="P17"><text:span text:style-name="T84">1</text:span><text:span text:style-name="T87">7</text:span><text:span text:style-name="T78">. Limitation of Liability</text:span></text:p>
      <text:p text:style-name="P32">Unless required by applicable law, the author of the original work, the author of a modification of the work, the subject which distributes the original or the modified work in any form, will never be liable to the licensee <text:span text:style-name="T116">or </text:span><text:span text:style-name="T115">t</text:span><text:span text:style-name="T116">hird parties </text:span>for damages, including any damages arising out of the use or inability to use the work, including but not limited to loss of data, data corruption, economic losses, loss of earnings, sustained by the Licensee or by third parties.</text:p>
      <text:p text:style-name="P24"/>
      <text:p text:style-name="P66"><text:span text:style-name="Strong_20_Emphasis"><text:span text:style-name="T46">1</text:span></text:span><text:span text:style-name="Strong_20_Emphasis"><text:span text:style-name="T47">8</text:span></text:span><text:span text:style-name="Strong_20_Emphasis"><text:span text:style-name="T28">. </text:span></text:span><text:span text:style-name="Strong_20_Emphasis"><text:span text:style-name="T40">Technological protection measures</text:span></text:span></text:p>
      <text:p text:style-name="P66"><text:span text:style-name="Strong_20_Emphasis"><text:span text:style-name="T29">The licensee is not allowed to apply any technological protection measure to the work in any form.</text:span></text:span><text:span text:style-name="T28"><text:line-break/></text:span></text:p>
      <text:p text:style-name="P67"><text:span text:style-name="Strong_20_Emphasis"><text:span text:style-name="T46">1</text:span></text:span><text:span text:style-name="Strong_20_Emphasis"><text:span text:style-name="T47">9</text:span></text:span><text:span text:style-name="Strong_20_Emphasis"><text:span text:style-name="T28">. </text:span></text:span><text:span text:style-name="Strong_20_Emphasis"><text:span text:style-name="T40">Termination</text:span></text:span></text:p>
      <text:p text:style-name="P52"><text:span text:style-name="Strong_20_Emphasis"><text:span text:style-name="T92">The rights granted under this License will terminate automatically if You, as licensee, fail to comply with any of its terms. In this case the license will be considered terminated.</text:span></text:span></text:p>
      <text:p text:style-name="P20"/>
      <text:p text:style-name="P67"><text:span text:style-name="Strong_20_Emphasis"><text:span text:style-name="T47">20</text:span></text:span><text:span text:style-name="Strong_20_Emphasis"><text:span text:style-name="T65">. </text:span></text:span><text:span text:style-name="Strong_20_Emphasis"><text:span text:style-name="T46">Applicable law and conflicts with local legislation</text:span></text:span></text:p>
      <text:p text:style-name="P93">On Italian territory, this license is subject to Italian legislation.</text:p>
      <text:p text:style-name="P46">Outside Italy, if it is impossible for You, as licensee, to comply with any of the terms of this License with respect to the covered work due to statute, judicial order, law or regulation, then You must comply with the terms of this License to the maximum extent possible and describe the limitations <text:span text:style-name="T118">specifying the local law involved.</text:span></text:p>
      <text:p text:style-name="P33">If the disclaimer of warranty and limitation of liability provided above cannot be given local legal effect according to their terms, <text:span text:style-name="T119">it is mandatory to apply the </text:span>local law that most closely approximates an absolute waiver of all civil liability <text:span text:style-name="T119">for the author of the original work, the authors of modifications and the subjects communicating or distributing the work,</text:span> in connection with the covered work.</text:p>
      <text:p text:style-name="P47"><text:soft-page-break/></text:p>
      <text:p text:style-name="Standard"><text:span text:style-name="Strong_20_Emphasis"><text:span text:style-name="T53">2</text:span></text:span><text:span text:style-name="Strong_20_Emphasis"><text:span text:style-name="T47">1</text:span></text:span><text:span text:style-name="Strong_20_Emphasis"><text:span text:style-name="T28">. </text:span></text:span><text:span text:style-name="Strong_20_Emphasis"><text:span text:style-name="T48">Litigation</text:span></text:span></text:p>
      <text:p text:style-name="P48"><text:span text:style-name="T117">Outside Italy, a</text:span>ny litigation relating to this License may be brought only in the courts of a jurisdiction where the defendant maintains its principal place of business or domicile and such litigation shall be governed by laws of that jurisdiction, without reference to its conflict-of-law provisions. <text:span text:style-name="T120">If the author of the original work is involved, the litigation may brought only in the court of the jurisdiction where he has its domicile.</text:span><text:line-break/></text:p>
      <text:p text:style-name="P68"><text:span text:style-name="Strong_20_Emphasis"><text:span text:style-name="T65">2</text:span></text:span><text:span text:style-name="Strong_20_Emphasis"><text:span text:style-name="T47">2</text:span></text:span><text:span text:style-name="Strong_20_Emphasis"><text:span text:style-name="T65">. Note on the authorship of the work and copyright</text:span></text:span></text:p>
      <text:p text:style-name="P68"><text:span text:style-name="Strong_20_Emphasis"><text:span text:style-name="T31">The following text constitutes the “note on the authorship of the work and copyright” as mentioned in this license :</text:span></text:span></text:p>
      <text:p text:style-name="P49"/>
      <text:p text:style-name="P69"><text:span text:style-name="T21">****** </text:span><text:span text:style-name="T20">start of the </text:span><text:span text:style-name="Strong_20_Emphasis"><text:span text:style-name="T20">note on the authorship of the work and copyright</text:span></text:span><text:span text:style-name="T22">******</text:span><text:span text:style-name="T28"><text:line-break/>Tit</text:span><text:span text:style-name="T66">le of the original work</text:span><text:span text:style-name="T51"> </text:span><text:span text:style-name="T28">: </text:span><text:span text:style-name="Strong_20_Emphasis"><text:span text:style-name="T41"><text:s/>MAPOD4D </text:span></text:span><text:span text:style-name="Strong_20_Emphasis"><text:span text:style-name="T43">version 1.X.X.X</text:span></text:span></text:p>
      <text:p text:style-name="P56"><text:span text:style-name="Strong_20_Emphasis"><text:span text:style-name="T31">Year of conception of the original work</text:span></text:span><text:span text:style-name="Strong_20_Emphasis"><text:span text:style-name="T39">: </text:span></text:span><text:span text:style-name="Strong_20_Emphasis"><text:span text:style-name="T41">202</text:span></text:span><text:span text:style-name="Strong_20_Emphasis"><text:span text:style-name="T49">0</text:span></text:span></text:p>
      <text:p text:style-name="P60"><text:span text:style-name="Strong_20_Emphasis"><text:span text:style-name="T31">Year of cr</text:span></text:span><text:span text:style-name="Strong_20_Emphasis"><text:span text:style-name="T32">ea</text:span></text:span><text:span text:style-name="Strong_20_Emphasis"><text:span text:style-name="T31">tion of the original work</text:span></text:span><text:span text:style-name="Strong_20_Emphasis"><text:span text:style-name="T29">: </text:span></text:span><text:span text:style-name="Strong_20_Emphasis"><text:span text:style-name="T41">2021</text:span></text:span></text:p>
      <text:p text:style-name="P56"><text:span text:style-name="Strong_20_Emphasis"><text:span text:style-name="T32">Year of official presentation</text:span></text:span><text:span text:style-name="Strong_20_Emphasis"><text:span text:style-name="T31"> </text:span></text:span><text:span text:style-name="Strong_20_Emphasis"><text:span text:style-name="T32">of the original work</text:span></text:span><text:span text:style-name="Strong_20_Emphasis"><text:span text:style-name="T39">: </text:span></text:span><text:span text:style-name="Strong_20_Emphasis"><text:span text:style-name="T41">202</text:span></text:span><text:span text:style-name="Strong_20_Emphasis"><text:span text:style-name="T49">2</text:span></text:span></text:p>
      <text:p text:style-name="P60"><text:span text:style-name="Strong_20_Emphasis"><text:span text:style-name="T31">Aut</text:span></text:span><text:span text:style-name="Strong_20_Emphasis"><text:span text:style-name="T32">ho</text:span></text:span><text:span text:style-name="Strong_20_Emphasis"><text:span text:style-name="T31">r of the original work</text:span></text:span><text:span text:style-name="Strong_20_Emphasis"><text:span text:style-name="T29">: </text:span></text:span><text:span text:style-name="Strong_20_Emphasis"><text:span text:style-name="T41">Roberto Taglioretti, </text:span></text:span><text:span text:style-name="Strong_20_Emphasis"><text:span text:style-name="T50">personal tax code</text:span></text:span><text:span text:style-name="Strong_20_Emphasis"><text:span text:style-name="T41"> TGLRRT68C18B300V</text:span></text:span></text:p>
      <text:p text:style-name="P62"><text:span text:style-name="Strong_20_Emphasis"><text:span text:style-name="T67">Choose FLOSS, use else only if you have no choice.</text:span></text:span></text:p>
      <text:p text:style-name="P69"><text:span text:style-name="Strong_20_Emphasis"><text:span text:style-name="T23">****** </text:span></text:span><text:span text:style-name="Strong_20_Emphasis"><text:span text:style-name="T20">end of the note on the authorship of the work and copyright </text:span></text:span><text:span text:style-name="Strong_20_Emphasis"><text:span text:style-name="T24">******</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0.06pt solid #000000" fo:border-bottom="0.06pt solid #000000"/>
      <style:text-properties style:font-name="Arial1" fo:font-size="9pt" fo:language="en" fo:country="US" fo:font-style="italic" officeooo:rsid="0052bede" officeooo:paragraph-rsid="0052bede" style:font-size-asian="9pt" style:font-style-asian="italic" style:font-size-complex="9pt" style:font-style-complex="italic"/>
    </style:style>
    <style:style style:name="MP2" style:family="paragraph" style:parent-style-name="Footer">
      <style:paragraph-properties fo:text-align="end" style:justify-single-word="false" fo:padding="0.049cm" fo:border-left="none" fo:border-right="none" fo:border-top="0.06pt solid #000000" fo:border-bottom="0.06pt solid #000000"/>
      <style:text-properties style:font-name="Arial1" fo:font-size="8pt" fo:language="en" fo:country="US" style:font-size-asian="8pt" style:font-size-complex="8pt"/>
    </style:style>
    <style:style style:name="MT1" style:family="text">
      <style:text-properties officeooo:rsid="0062c232"/>
    </style:style>
    <style:style style:name="MT2" style:family="text">
      <style:text-properties officeooo:rsid="007b1cfa"/>
    </style:style>
    <style:style style:name="MT3" style:family="text">
      <style:text-properties officeooo:rsid="00886518"/>
    </style:style>
    <style:style style:name="MT4" style:family="text">
      <style:text-properties officeooo:rsid="006c1fdf"/>
    </style:style>
    <style:style style:name="MT5" style:family="text">
      <style:text-properties officeooo:rsid="0052be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APOD4D </text:span><text:span text:style-name="MT2">version 1.X.X.X</text:span> <text:s/><text:span text:style-name="MT3">User </text:span>Licen<text:span text:style-name="MT3">se</text:span> v. 0.<text:span text:style-name="MT4">1</text:span></text:p>
      </style:header>
      <style:footer>
        <text:p text:style-name="MP2"><text:page-number text:select-page="current">5</text:page-number>/<text:span text:style-name="MT5"><text:page-count>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1-12T15:10:19.893000000</meta:creation-date>
    <dc:date>2022-09-15T16:44:45.036000000</dc:date>
    <meta:editing-duration>PT9H43M57S</meta:editing-duration>
    <meta:editing-cycles>116</meta:editing-cycles>
    <meta:generator>LibreOffice/7.4.0.3$Windows_X86_64 LibreOffice_project/f85e47c08ddd19c015c0114a68350214f7066f5a</meta:generator>
    <meta:document-statistic meta:table-count="0" meta:image-count="0" meta:object-count="0" meta:page-count="5" meta:paragraph-count="109" meta:word-count="2782" meta:character-count="16245" meta:non-whitespace-character-count="13560"/>
  </office:meta>
</office:document-meta>
</file>